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9f892"/>
    </style:style>
    <style:style style:name="P2" style:family="paragraph" style:parent-style-name="Standard">
      <style:text-properties officeooo:paragraph-rsid="001be205"/>
    </style:style>
    <style:style style:name="P3" style:family="paragraph" style:parent-style-name="Standard">
      <style:text-properties officeooo:paragraph-rsid="001e928e"/>
    </style:style>
    <style:style style:name="P4" style:family="paragraph" style:parent-style-name="Standard">
      <style:text-properties officeooo:paragraph-rsid="00209f42"/>
    </style:style>
    <style:style style:name="P5" style:family="paragraph" style:parent-style-name="Standard">
      <style:text-properties officeooo:paragraph-rsid="00235b4e"/>
    </style:style>
    <style:style style:name="P6" style:family="paragraph" style:parent-style-name="Standard">
      <style:text-properties officeooo:paragraph-rsid="0028c31d"/>
    </style:style>
    <style:style style:name="P7" style:family="paragraph" style:parent-style-name="Standard">
      <style:text-properties officeooo:paragraph-rsid="0028eba8"/>
    </style:style>
    <style:style style:name="P8" style:family="paragraph" style:parent-style-name="Standard">
      <style:text-properties officeooo:paragraph-rsid="0029df13"/>
    </style:style>
    <style:style style:name="P9" style:family="paragraph" style:parent-style-name="Standard">
      <style:text-properties officeooo:paragraph-rsid="002b40e7"/>
    </style:style>
    <style:style style:name="P10" style:family="paragraph" style:parent-style-name="Standard">
      <style:text-properties officeooo:paragraph-rsid="002b5728"/>
    </style:style>
    <style:style style:name="P11" style:family="paragraph" style:parent-style-name="Standard">
      <style:text-properties officeooo:paragraph-rsid="002cf2bc"/>
    </style:style>
    <style:style style:name="P12" style:family="paragraph" style:parent-style-name="Standard">
      <style:text-properties fo:font-size="18pt" officeooo:paragraph-rsid="0019f892" style:font-size-asian="18pt" style:font-size-complex="18pt"/>
    </style:style>
    <style:style style:name="P13" style:family="paragraph" style:parent-style-name="Standard">
      <style:text-properties officeooo:rsid="0019f892" officeooo:paragraph-rsid="0018478f"/>
    </style:style>
    <style:style style:name="P14" style:family="paragraph" style:parent-style-name="Standard">
      <style:text-properties officeooo:rsid="0019f892" officeooo:paragraph-rsid="0019f892"/>
    </style:style>
    <style:style style:name="P15" style:family="paragraph" style:parent-style-name="Standard" style:list-style-name="L1">
      <style:text-properties officeooo:rsid="0019f892" officeooo:paragraph-rsid="0019f892"/>
    </style:style>
    <style:style style:name="P16" style:family="paragraph" style:parent-style-name="Standard" style:list-style-name="L1">
      <style:text-properties officeooo:rsid="0019f892" officeooo:paragraph-rsid="003999c0"/>
    </style:style>
    <style:style style:name="P17" style:family="paragraph" style:parent-style-name="Standard">
      <style:text-properties officeooo:rsid="0019f892" officeooo:paragraph-rsid="0029df13"/>
    </style:style>
    <style:style style:name="P18" style:family="paragraph" style:parent-style-name="Standard">
      <style:text-properties officeooo:rsid="0019f892" officeooo:paragraph-rsid="003999c0"/>
    </style:style>
    <style:style style:name="P19" style:family="paragraph" style:parent-style-name="Standard">
      <style:text-properties officeooo:rsid="002cf2bc" officeooo:paragraph-rsid="002cf2bc"/>
    </style:style>
    <style:style style:name="P20" style:family="paragraph" style:parent-style-name="Standard">
      <style:text-properties officeooo:rsid="0018478f" officeooo:paragraph-rsid="0019f892"/>
    </style:style>
    <style:style style:name="P21" style:family="paragraph" style:parent-style-name="Standard">
      <style:text-properties officeooo:rsid="0018478f" officeooo:paragraph-rsid="0018478f"/>
    </style:style>
    <style:style style:name="P22" style:family="paragraph" style:parent-style-name="Standard">
      <style:text-properties fo:font-weight="bold" officeooo:rsid="002cf2bc" officeooo:paragraph-rsid="002cf2bc" style:font-weight-asian="bold" style:font-weight-complex="bold"/>
    </style:style>
    <style:style style:name="P23" style:family="paragraph" style:parent-style-name="Standard">
      <style:text-properties fo:font-weight="bold" officeooo:rsid="00209f42" officeooo:paragraph-rsid="00209f42" style:font-weight-asian="bold" style:font-weight-complex="bold"/>
    </style:style>
    <style:style style:name="P24" style:family="paragraph" style:parent-style-name="Standard">
      <style:text-properties fo:font-weight="bold" officeooo:rsid="001dec4a" officeooo:paragraph-rsid="001dec4a" style:font-weight-asian="bold" style:font-weight-complex="bold"/>
    </style:style>
    <style:style style:name="P25" style:family="paragraph" style:parent-style-name="Standard">
      <style:text-properties fo:font-weight="bold" officeooo:rsid="00235b4e" officeooo:paragraph-rsid="00235b4e" style:font-weight-asian="bold" style:font-weight-complex="bold"/>
    </style:style>
    <style:style style:name="P26" style:family="paragraph" style:parent-style-name="Standard">
      <style:text-properties fo:font-weight="bold" officeooo:rsid="00277598" officeooo:paragraph-rsid="00277598" style:font-weight-asian="bold" style:font-weight-complex="bold"/>
    </style:style>
    <style:style style:name="P27" style:family="paragraph" style:parent-style-name="Standard">
      <style:text-properties officeooo:rsid="001be205" officeooo:paragraph-rsid="001be205"/>
    </style:style>
    <style:style style:name="P28" style:family="paragraph" style:parent-style-name="Standard">
      <style:text-properties officeooo:rsid="001be205" officeooo:paragraph-rsid="0019f892"/>
    </style:style>
    <style:style style:name="P29" style:family="paragraph" style:parent-style-name="Standard">
      <style:text-properties officeooo:rsid="001be205" officeooo:paragraph-rsid="0028eba8"/>
    </style:style>
    <style:style style:name="P30" style:family="paragraph" style:parent-style-name="Standard">
      <style:text-properties officeooo:rsid="001e928e" officeooo:paragraph-rsid="001e928e"/>
    </style:style>
    <style:style style:name="P31" style:family="paragraph" style:parent-style-name="Standard">
      <style:text-properties officeooo:rsid="001e928e" officeooo:paragraph-rsid="00235b4e"/>
    </style:style>
    <style:style style:name="P32" style:family="paragraph" style:parent-style-name="Standard">
      <style:text-properties officeooo:rsid="00229af6" officeooo:paragraph-rsid="00209f42"/>
    </style:style>
    <style:style style:name="P33" style:family="paragraph" style:parent-style-name="Standard">
      <style:text-properties officeooo:rsid="00229af6" officeooo:paragraph-rsid="00229af6"/>
    </style:style>
    <style:style style:name="P34" style:family="paragraph" style:parent-style-name="Standard">
      <style:text-properties officeooo:rsid="00209f42" officeooo:paragraph-rsid="00209f42"/>
    </style:style>
    <style:style style:name="P35" style:family="paragraph" style:parent-style-name="Standard">
      <style:text-properties officeooo:rsid="001dec4a" officeooo:paragraph-rsid="001dec4a"/>
    </style:style>
    <style:style style:name="P36" style:family="paragraph" style:parent-style-name="Standard">
      <style:text-properties officeooo:rsid="00235b4e" officeooo:paragraph-rsid="00235b4e"/>
    </style:style>
    <style:style style:name="P37" style:family="paragraph" style:parent-style-name="Standard">
      <style:text-properties officeooo:rsid="0025cf88" officeooo:paragraph-rsid="0025cf88"/>
    </style:style>
    <style:style style:name="P38" style:family="paragraph" style:parent-style-name="Standard">
      <style:text-properties officeooo:rsid="00277598" officeooo:paragraph-rsid="001be205"/>
    </style:style>
    <style:style style:name="P39" style:family="paragraph" style:parent-style-name="Standard">
      <style:text-properties officeooo:rsid="00277598" officeooo:paragraph-rsid="0028c31d"/>
    </style:style>
    <style:style style:name="P40" style:family="paragraph" style:parent-style-name="Standard">
      <style:text-properties officeooo:rsid="0029df13" officeooo:paragraph-rsid="0029df13"/>
    </style:style>
    <style:style style:name="P41" style:family="paragraph" style:parent-style-name="Standard">
      <style:text-properties officeooo:rsid="0029df13" officeooo:paragraph-rsid="002b5728"/>
    </style:style>
    <style:style style:name="P42" style:family="paragraph" style:parent-style-name="Standard">
      <style:text-properties officeooo:rsid="0029df13" officeooo:paragraph-rsid="00344c35"/>
    </style:style>
    <style:style style:name="P43" style:family="paragraph" style:parent-style-name="Standard">
      <style:text-properties officeooo:rsid="0029df13" officeooo:paragraph-rsid="00348cfe"/>
    </style:style>
    <style:style style:name="P44" style:family="paragraph" style:parent-style-name="Standard">
      <style:text-properties officeooo:rsid="0029df13" officeooo:paragraph-rsid="0034ceb7"/>
    </style:style>
    <style:style style:name="P45" style:family="paragraph" style:parent-style-name="Standard">
      <style:text-properties officeooo:rsid="0029df13" officeooo:paragraph-rsid="00361eed"/>
    </style:style>
    <style:style style:name="P46" style:family="paragraph" style:parent-style-name="Standard">
      <style:text-properties officeooo:rsid="0029df13" officeooo:paragraph-rsid="0036f20a"/>
    </style:style>
    <style:style style:name="P47" style:family="paragraph" style:parent-style-name="Standard">
      <style:text-properties officeooo:rsid="0029df13" officeooo:paragraph-rsid="00382cf5"/>
    </style:style>
    <style:style style:name="P48" style:family="paragraph" style:parent-style-name="Standard">
      <style:text-properties officeooo:rsid="0029df13" officeooo:paragraph-rsid="003999c0"/>
    </style:style>
    <style:style style:name="P49" style:family="paragraph" style:parent-style-name="Standard">
      <style:text-properties officeooo:rsid="002b5728" officeooo:paragraph-rsid="002b5728"/>
    </style:style>
    <style:style style:name="P50" style:family="paragraph" style:parent-style-name="Standard">
      <style:text-properties officeooo:rsid="002b5728" officeooo:paragraph-rsid="002cf2bc"/>
    </style:style>
    <style:style style:name="T1" style:family="text">
      <style:text-properties officeooo:rsid="0019f892"/>
    </style:style>
    <style:style style:name="T2" style:family="text">
      <style:text-properties officeooo:rsid="001be205"/>
    </style:style>
    <style:style style:name="T3" style:family="text">
      <style:text-properties officeooo:rsid="001d7616"/>
    </style:style>
    <style:style style:name="T4" style:family="text">
      <style:text-properties officeooo:rsid="001e928e"/>
    </style:style>
    <style:style style:name="T5" style:family="text">
      <style:text-properties officeooo:rsid="0020385d"/>
    </style:style>
    <style:style style:name="T6" style:family="text">
      <style:text-properties officeooo:rsid="00209f42"/>
    </style:style>
    <style:style style:name="T7" style:family="text">
      <style:text-properties officeooo:rsid="00229af6"/>
    </style:style>
    <style:style style:name="T8" style:family="text">
      <style:text-properties officeooo:rsid="00235b4e"/>
    </style:style>
    <style:style style:name="T9" style:family="text">
      <style:text-properties officeooo:rsid="00247729"/>
    </style:style>
    <style:style style:name="T10" style:family="text">
      <style:text-properties officeooo:rsid="00277598"/>
    </style:style>
    <style:style style:name="T11" style:family="text">
      <style:text-properties officeooo:rsid="0028c31d"/>
    </style:style>
    <style:style style:name="T12" style:family="text">
      <style:text-properties officeooo:rsid="0028eba8"/>
    </style:style>
    <style:style style:name="T13" style:family="text">
      <style:text-properties officeooo:rsid="0029df13"/>
    </style:style>
    <style:style style:name="T14" style:family="text">
      <style:text-properties officeooo:rsid="002b40e7"/>
    </style:style>
    <style:style style:name="T15" style:family="text">
      <style:text-properties officeooo:rsid="002b5728"/>
    </style:style>
    <style:style style:name="T16" style:family="text">
      <style:text-properties officeooo:rsid="002cf2bc"/>
    </style:style>
    <style:style style:name="T17" style:family="text">
      <style:text-properties officeooo:rsid="00344c35"/>
    </style:style>
    <style:style style:name="T18" style:family="text">
      <style:text-properties officeooo:rsid="00348cfe"/>
    </style:style>
    <style:style style:name="T19" style:family="text">
      <style:text-properties officeooo:rsid="0034ceb7"/>
    </style:style>
    <style:style style:name="T20" style:family="text">
      <style:text-properties officeooo:rsid="00361eed"/>
    </style:style>
    <style:style style:name="T21" style:family="text">
      <style:text-properties officeooo:rsid="0036f20a"/>
    </style:style>
    <style:style style:name="T22" style:family="text">
      <style:text-properties officeooo:rsid="00382cf5"/>
    </style:style>
    <style:style style:name="T23" style:family="text">
      <style:text-properties officeooo:rsid="003999c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The First Realm: </text:span><text:span text:style-name="T16">A Pathfinder Campaign Setting</text:span></text:p>
      <text:p text:style-name="P13"/>
      <text:p text:style-name="P14">“There are no gods; only those who have become lost in their power.”</text:p>
      <text:p text:style-name="P19"><text:tab/>- Horai</text:p>
      <text:p text:style-name="P20"/>
      <text:p text:style-name="P20"/>
      <text:p text:style-name="P20"/>
      <text:p text:style-name="P22">The First Realm</text:p>
      <text:p text:style-name="P27"/>
      <text:p text:style-name="P2"><text:span text:style-name="T2">The </text:span><text:span text:style-name="T3">first realm is a small ocean dominated world consisting of three continents: Fiole, Urel and Illia.</text:span></text:p>
      <text:p text:style-name="P20"/>
      <text:p text:style-name="P20"/>
      <text:p text:style-name="P23">Fiole – The Resting Giant</text:p>
      <text:p text:style-name="P20"/>
      <text:p text:style-name="P3"><text:span text:style-name="T4">Fiole is the largest, </text:span><text:span text:style-name="T6">most stable </text:span><text:span text:style-name="T4">of the three continents, </text:span><text:span text:style-name="T6">dominating </text:span><text:span text:style-name="T4">the southern hemisphere with its presence. It is home to all of the lesser races </text:span><text:span text:style-name="T6">as well as </text:span><text:span text:style-name="T4">one of the Vanquished Gates. </text:span><text:span text:style-name="T5">Due to the shear size of the land, Fiole contains almost every weather pattern that exists in the first realm making it as diverse as, if not more than those who inhabit it. </text:span><text:span text:style-name="T6">Because of its size, </text:span><text:span text:style-name="T7">the Ether in and around Fiole</text:span><text:span text:style-name="T6"> has found </text:span><text:span text:style-name="T7">a </text:span><text:span text:style-name="T6">stable balance, making Fiole an ideal cradle for </text:span><text:span text:style-name="T7">both magical and </text:span><text:span text:style-name="T6">non-magical civilization</text:span><text:span text:style-name="T7">s</text:span><text:span text:style-name="T6">.</text:span></text:p>
      <text:p text:style-name="P30"/>
      <text:p text:style-name="P30"/>
      <text:p text:style-name="P23">Urel – The Great Desert</text:p>
      <text:p text:style-name="P30"/>
      <text:p text:style-name="P5"><text:span text:style-name="T4">Urel is the second in size and exists at the very top of the world </text:span><text:span text:style-name="T5">up</text:span><text:span text:style-name="T4">on the northern </text:span><text:span text:style-name="T5">magnetic </text:span><text:span text:style-name="T4">pole. Only the </text:span><text:span text:style-name="T7">Horai</text:span><text:span text:style-name="T4"> call this land home due to its hostility towards </text:span><text:span text:style-name="T14">non-magical </text:span><text:span text:style-name="T4">life. </text:span><text:span text:style-name="T8">If it were not for the mastery of magic that exists with in </text:span><text:span text:style-name="T14">Horai</text:span><text:span text:style-name="T8"> culture, even they would struggle to find providence on Urel. As is common saying amon</text:span><text:span text:style-name="T14">g</text:span><text:span text:style-name="T8">st inhabitants, “It is not the desert that kills – it is one’s ignorance of the Ether.”</text:span></text:p>
      <text:p text:style-name="P31"/>
      <text:p text:style-name="P5"><text:span text:style-name="T5">This hostility stems from the fact that two of the Vanquished Gates exist </text:span><text:span text:style-name="T8">in Urel</text:span><text:span text:style-name="T5"> </text:span><text:span text:style-name="T6">within close proximity. </text:span><text:span text:style-name="T8">The threads of magic that often stream from each gate collide to create a</text:span><text:span text:style-name="T6"> flux within the Ether over Urel called the Eye of Hurran. This ever present storm of magical energy </text:span><text:span text:style-name="T8">often </text:span><text:span text:style-name="T6">rends land, mars the sky and leaves Urel in a barren, desert like state. </text:span><text:span text:style-name="T8">The only safe haven in Urel are the </text:span><text:span text:style-name="T6">fringe territories that make up its coastal lands.</text:span></text:p>
      <text:p text:style-name="P20"/>
      <text:p text:style-name="P20"/>
      <text:p text:style-name="P23">Illia – The Uplifted Lands</text:p>
      <text:p text:style-name="P20"/>
      <text:p text:style-name="P4"><text:span text:style-name="T6">Illia is the smallest of the three continents and perhaps one of the most unique. Home to the fourth and last Vanquished Gate, Illia once existed as part of northern Fiole. Illia’s features are marked with snow capped mountainous peaks and deep, verdant valleys. Amongst these drastic features sit many towns, some carved into the mountain side while others hang above valleys by force of magic and the ingenuity of Illia’s inhabitants. <text:s/>During the </text:span><text:span text:style-name="T9">end of the first</text:span><text:span text:style-name="T6"> age, the last of the Ethereals gathered at the Vanquished Gate of Illia and </text:span><text:span text:style-name="T7">in a ritual only sparsely documented by Illian historians, raised the land from the face of the first realm. There it remains, floating above the ocean it was once home to.</text:span></text:p>
      <text:p text:style-name="P32"/>
      <text:p text:style-name="P33">In the fourth age, the Illians bound the continent to its mother, Fiole, by crafting chains etched in magical schematics. These intricate schematics took nearly one thousand years to complete, the result being a pair of tethers reaching down to the northern reaches of Fiole.</text:p>
      <text:p text:style-name="P34"><text:soft-page-break/></text:p>
      <text:p text:style-name="P20"/>
      <text:p text:style-name="P24">The Vanquished Gates</text:p>
      <text:p text:style-name="P35"/>
      <text:p text:style-name="P36">During the first age, the Ethereals formulated vast magical schematics in an unyielding effort to understand that nature of the Ether itself. The grandest achievement of the understanding wrought from this magical experimentation stand as four monoliths made of black obsidian stone. These monoliths are encircled by intricately carved rings of white and gray stone that rest upon the foundation. Both the monolith and its rings sit upon a massive gray granite slab of stone unyielding to the passage of time.</text:p>
      <text:p text:style-name="P36"/>
      <text:p text:style-name="P36">These awe inspiring structures are known as the Vanquished Gates and stand as one of few remaining testaments to the power and understanding the Ethereals wielded.</text:p>
      <text:p text:style-name="P36"/>
      <text:p text:style-name="P36">Magic hums in the air around the Vanquished Gates but the structures themselves remain inert. This effect comes from the focusing effect the rings provide, however, without activation of the schematics written into the surface of the monolith, the gates only serve as focal points for the Ether.</text:p>
      <text:p text:style-name="P36"/>
      <text:p text:style-name="P36">Historical records reveal that the completion of the gates occurred during the end of the first age. These ancient scrolls and tablets are housed within the largest cities of Fiole. Some are still available to scholars but most are guarded with an ever present vigil.</text:p>
      <text:p text:style-name="P36"/>
      <text:p text:style-name="P36"/>
      <text:p text:style-name="P25">Knowledge, History: DC 10</text:p>
      <text:p text:style-name="P36"/>
      <text:p text:style-name="P37">From the books of history in western Illia:</text:p>
      <text:p text:style-name="P36"/>
      <text:p text:style-name="P36">“The Ethereals, upon completing the gates, activated each in sequence. It was a grand sight to witness. It was as if the realm itself heaved and yielded to the command of the Ethereals. I stood in awe as the sky came down upon us in a crashing that frayed the Ether and left us without any ability to manipulate it. When I turned to view the aftermath from the peak of Hosen, the Ethereals were gone and all that remained of their greatness were the gates.”</text:p>
      <text:p text:style-name="P36"/>
      <text:p text:style-name="P37">- Maru, Scholar of So</text:p>
      <text:p text:style-name="P36"/>
      <text:p text:style-name="P18"/>
      <text:p text:style-name="P18">The ages of the first realm:</text:p>
      <text:list xml:id="list2844737350559265175" text:style-name="L1">
        <text:list-item>
          <text:p text:style-name="P16">The Ethereal Age</text:p>
        </text:list-item>
        <text:list-item>
          <text:p text:style-name="P16">The Desiccated Age</text:p>
        </text:list-item>
        <text:list-item>
          <text:p text:style-name="P16">The Illian Age</text:p>
        </text:list-item>
        <text:list-item>
          <text:p text:style-name="P16">The Age of Order</text:p>
        </text:list-item>
      </text:list>
      <text:p text:style-name="P21"/>
      <text:p text:style-name="P21"/>
      <text:p text:style-name="P27">---?</text:p>
      <text:p text:style-name="P27">The passage of time is measured in years, however, during the rise of the Fiolian governance a new measure was introduced to make time keeping uniform amongst the unified lands. To differentiate between the two measures different of time, the suffix ‘bu’ standing for “before unification” is used where the year is</text:p>
      <text:p text:style-name="P21"/>
      <text:p text:style-name="P21"><text:soft-page-break/></text:p>
      <text:p text:style-name="P1"><text:span text:style-name="T1">The Ethereal Age </text:span><text:span text:style-name="T2">(0 – 8,200pe)</text:span></text:p>
      <text:p text:style-name="P1"><text:span text:style-name="T1"><text:line-break/></text:span><text:span text:style-name="T2">The ethereal age is named so because of the great proliferation of magic that existed and for the race of magical beings that </text:span><text:span text:style-name="T12">created and </text:span><text:span text:style-name="T2">wielded it: Ethereals. </text:span><text:span text:style-name="T12">Fiolian h</text:span><text:span text:style-name="T2">istorical records reach back into this age only 2,000 years or so due to the volatility that existed during it. The records that do exist </text:span><text:span text:style-name="T12">beyond this time </text:span><text:span text:style-name="T2">have either been lost or locked away safely within massive, magically secure vaults </text:span><text:span text:style-name="T12">that dot Urel and Illia</text:span><text:span text:style-name="T2">.</text:span></text:p>
      <text:p text:style-name="P28"/>
      <text:p text:style-name="P7"><text:span text:style-name="T2">In the ethereal age, the lands of the first realm existed in a state of turmoil and constant change </text:span><text:span text:style-name="T12">brought on by the Ethereals</text:span><text:span text:style-name="T2">. </text:span><text:span text:style-name="T12">These beings </text:span><text:span text:style-name="T2">thrived and walked the lands freely, </text:span><text:span text:style-name="T12">born of the Ether itself</text:span><text:span text:style-name="T2">. </text:span><text:span text:style-name="T12">Being magical in nature, Ethereals </text:span><text:span text:style-name="T2">could weave complex and incomprehensible patterns into the </text:span><text:span text:style-name="T12">E</text:span><text:span text:style-name="T2">ther such that even time itself would </text:span><text:span text:style-name="T12">eventually </text:span><text:span text:style-name="T2">bend to their will.</text:span></text:p>
      <text:p text:style-name="P27"/>
      <text:p text:style-name="P27">During this age, the lesser races were treated to a mortal life wrought with fear, danger and chaos. The Ethereals would spend years wringing the lands through trails for their own understanding, completely ignorant to the plight of those eking out what existence they could. It was this volatile nature that gave rise to the nomadic tendencies of the lesser races – some of which still tug at the hearts of many in more modern days.</text:p>
      <text:p text:style-name="P27"/>
      <text:p text:style-name="P2"><text:span text:style-name="T2">Magic </text:span><text:span text:style-name="T12">as it is known in modern times </text:span><text:span text:style-name="T2">was not native to the first realm. </text:span><text:span text:style-name="T10">While the Ether has always existed, its presence was weak during the </text:span><text:span text:style-name="T12">early years of the </text:span><text:span text:style-name="T10">first age until the advent of the first Ethereal trials </text:span><text:span text:style-name="T12">roughly 1,000 years in</text:span><text:span text:style-name="T10">. </text:span><text:span text:style-name="T11">Through these vastly complex experiments, the Ethereals strengthened the Ether </text:span><text:span text:style-name="T12">of the first realm</text:span><text:span text:style-name="T11">. </text:span><text:span text:style-name="T12">With enough understanding, the Ethereals </text:span><text:span text:style-name="T11">brought magic to the first realm in such force that even the lesser races could wield and manipulate it.</text:span></text:p>
      <text:p text:style-name="P38"/>
      <text:p text:style-name="P7"><text:span text:style-name="T2">The </text:span><text:span text:style-name="T12">E</text:span><text:span text:style-name="T2">ther </text:span><text:span text:style-name="T12">during this later years of this age</text:span><text:span text:style-name="T2"> had so much potential that even a misspoken word could evoke drastic magical effects. </text:span></text:p>
      <text:p text:style-name="P29"/>
      <text:p text:style-name="P40">Despite the chaos of the first age, the lesser races forged civilizations built upon schematics of magic far more simple than those of the Ethereals. By mastering what little they could, the mortal inhabitants of the first realm were able to protect themselves from many a wayward experiment, ensuring their survival even in the most fierce of magical wastes.</text:p>
      <text:p text:style-name="P29"/>
      <text:p text:style-name="P29"/>
      <text:p text:style-name="P26">Knowledge History: DC 20</text:p>
      <text:p text:style-name="P14"/>
      <text:p text:style-name="P6"><text:span text:style-name="T10">The Ethereal trials were precursors to the Vanquished Gates. They are sites of intense magical focus, enforced by schematics </text:span><text:span text:style-name="T11">either erected like the gates or </text:span><text:span text:style-name="T10">carved into the land </text:span><text:span text:style-name="T11">directly</text:span><text:span text:style-name="T10">. </text:span><text:span text:style-name="T11">Many of </text:span><text:span text:style-name="T10">sites are only visible in their entirety from </text:span><text:span text:style-name="T11">high </text:span><text:span text:style-name="T10">altitude</text:span><text:span text:style-name="T11">s</text:span><text:span text:style-name="T10">.</text:span></text:p>
      <text:p text:style-name="P39"/>
      <text:p text:style-name="P6"><text:span text:style-name="T10">There are no records as to how many of these </text:span><text:span text:style-name="T11">sites </text:span><text:span text:style-name="T10">exist but recent efforts in historical research and investigation reveal there to be at least seven</text:span><text:span text:style-name="T11">teen</text:span><text:span text:style-name="T10"> such sites. In later ages, these sites became places of worship, magical practice and ritual. Whether those preforming these acts were aware of the significance of the land that they drew their power from is unknown.</text:span></text:p>
      <text:p text:style-name="P14"/>
      <text:p text:style-name="P14"/>
      <text:p text:style-name="P14">The Desiccated Age</text:p>
      <text:p text:style-name="P14"/>
      <text:p text:style-name="P40"><text:soft-page-break/>As the last years of the ethereal age passed, the final experiment erected by the Ethereals was executed. The great focal points of magic they had forged, known now as the Vanquished Gates, darkened the sky the realm around and brought with it the collapse of magic. While there exist no records that explain why the Ethereals left the first realm, the effect of their departure was a weakening in the Ether great enough to leave the lesser races defenseless against the magically fractured nature around them.</text:p>
      <text:p text:style-name="P40"/>
      <text:p text:style-name="P40">From this turmoil rose the races as they’re known today and their civilizations.</text:p>
      <text:p text:style-name="P40"/>
      <text:p text:style-name="P40"/>
      <text:p text:style-name="P18">The Illian Age</text:p>
      <text:p text:style-name="P18"/>
      <text:p text:style-name="P18"/>
      <text:p text:style-name="P18">The Age of Order <text:span text:style-name="T23">(the modern age)</text:span></text:p>
      <text:p text:style-name="P40"/>
      <text:p text:style-name="P48"><text:span text:style-name="T23"/></text:p>
      <text:p text:style-name="P40"/>
      <text:p text:style-name="P40">The Illians – Gnomes</text:p>
      <text:p text:style-name="P40"/>
      <text:p text:style-name="P9"><text:span text:style-name="T14">Gifted a land isolated from the concerns of the realm below, </text:span><text:span text:style-name="T15">the gnomes in Illia quickly forged a cultural identity all their own. By the hand of the Ethereals, Illians believe that they were chosen to continue exploring the Ether through the manipulation of magics. Even during the collapse of magic, when the Ether was at its weakest, the gnomes of Illia forged ahead with towns and cities built over schematics powerful enough to provide heat, water and all manner of basic needs.</text:span></text:p>
      <text:p text:style-name="P40"/>
      <text:p text:style-name="P49">Illia, because of it’s physical isolation during the second age, developed a language apart from Fiolian with much of the grammar, syntax and structure taken from the Ethereals’ language. This development also aided Illians to further their understanding by standing on many of the discoveries of the Ethereals.</text:p>
      <text:p text:style-name="P49"/>
      <text:p text:style-name="P49">Illians are a varied people, if short and slender in stature. They take pride in individualism, seeing it as a boon for creativity and the exploration of ideas. The celebration of uniqueness is common in many towns with many a festival being held for such ideals. It is not unusual to meet an Illian who’s hair color is taken from the rainbow rather than their mother and father. Their eyes follow similar styles, the magic for altering certain physical features being one of the first doctrines taught to young Illian children.</text:p>
      <text:p text:style-name="P49"/>
      <text:p text:style-name="P49">Illians live a long life, counting years as many count the days. This combined with the relative safety of their land has imparted a laid back and easy going nature to most Illians that would surprise many. Indeed, an Illian may be considered aloof and forgetful by any other measure. The Illians however see this as a strength. Patience rewards those with the stomach for it, it is often said.</text:p>
      <text:p text:style-name="P49"/>
      <text:p text:style-name="P40"/>
      <text:p text:style-name="P41">The Illian Order</text:p>
      <text:p text:style-name="P40"/>
      <text:p text:style-name="P19">While many of the Illians hold to a calm, steady pace, there exists a small sect of scholars that seek to push their understanding of the Ether to its absolute limits and beyond. These individuals seclude themselves in the highest peaks of Illia where the four houses of the Illian Order stand.</text:p>
      <text:p text:style-name="P19"/>
      <text:p text:style-name="P19">Seen as monks, the order conducts intense research into complex magical schematics copied from the Vanquished Gate that stands on Illia. A monk, upon reaching a certain enlightenment, will journey to <text:soft-page-break/>the Vanquished Gate with a small, worn scroll with coordinates written upon it. This scroll is handed to each monk when they enlist in the order by one of the masters. The coordinates represent a single undiscovered schematic on the Vanquished Gate meant to be become a monk’s entire purpose in life.</text:p>
      <text:p text:style-name="P19"/>
      <text:p text:style-name="P11"><text:span text:style-name="T16">While few are able to crack the mysteries hidden within the meaning of the schematics, those that pass before revelation is achieved will often pass down their work to a monk in the form of the scroll that they had received. When that monk returns, their predecessor will have passed, leaving behind all of </text:span><text:span text:style-name="T16">their work for the monk to continue from until revelation.</text:span></text:p>
      <text:p text:style-name="P40"/>
      <text:p text:style-name="P40"/>
      <text:p text:style-name="P8"><text:span text:style-name="T13">The Horai – </text:span><text:span text:style-name="T15">Desert </text:span><text:span text:style-name="T13">Elves</text:span></text:p>
      <text:p text:style-name="P40"/>
      <text:p text:style-name="P49">The land of Urel is a terrifying place for non-magical beings. During the second age, when most civilizations had to rediscover survival without magic, the elves of Urel charged ahead in an understanding of magic once thought beyond the lesser races. A great scholar known as Horai, born of the second age in Urel, brought forward much of this understanding and in doing so, secured the safety of her kind in lands far more hostile than any other race knew.</text:p>
      <text:p text:style-name="P49"/>
      <text:p text:style-name="P49">Horai, through methods lost to time, traveled to the Vanquished Gates of Urel alone. To survive the desert was a challenge all its own, let alone the monsters that walked the sands leaving Horai’s journey a cherished and reverent history of the elves. When she returned to her tribe situated on the coast of Sorso, Horai brought with her revelations and understanding gleamed from the gates themselves. Some even say that an Ethereal spoke to her somehow. Regardless, the elves adopted this knowledge and in search of further knowledge, began to roam the vast deserts as tribes belonging to the same whole.</text:p>
      <text:p text:style-name="P49"/>
      <text:p text:style-name="P11"><text:span text:style-name="T15">While many towns exist on the coast in permanence, the Horai – as the elves now identify themselves, continue their nomadic traditions. </text:span><text:span text:style-name="T16">They do so</text:span><text:span text:style-name="T15"> with the belief that the desert ultimately holds the key to understanding why the Ethereals left the first realm, where </text:span><text:span text:style-name="T16">they </text:span><text:span text:style-name="T15">went and how they traveled </text:span><text:span text:style-name="T16">there</text:span><text:span text:style-name="T15">. </text:span><text:span text:style-name="T16">Living in the desert is seen as a privilege instead of a burden and with a renewed mastery of the Ether, the Horai have since flourished.</text:span></text:p>
      <text:p text:style-name="P19"/>
      <text:p text:style-name="P19">Because of their nomadic nature and the isolation of their land from the other lesser races, the Horai are often seen as a backwards people. Instead of creating great cities, these creatures of the desert choose to struggle against the oppressing winds of the Eye of Hurran. </text:p>
      <text:p text:style-name="P49"/>
      <text:p text:style-name="P49">The Children of Horai</text:p>
      <text:p text:style-name="P49"/>
      <text:p text:style-name="P49">The leaders of the Horai tribes are chosen not by lineage, stature or feature. Rather, they are chosen by the same trial that Horai herself undertook – passage through the Eye of Hurran to one of the Vanquished Gates.</text:p>
      <text:p text:style-name="P49"/>
      <text:p text:style-name="P49">Upon their coming of age, a young Horai may take upon a journey into the desert alone, armed only with their understanding of the Ether and the clothing upon their body. This self imposed exile is taken up in remembrance of Horai. Faced with the unforgiving conditions and mortal dangers, an understanding of one’s spirit is said to develop. In addition, those that return are expected to have received revelations about the nature of the Ether. Many have failed this trial in death.</text:p>
      <text:p text:style-name="P41"/>
      <text:p text:style-name="P40"/>
      <text:p text:style-name="P40">The Akan – Orcs and Dark Elves</text:p>
      <text:p text:style-name="P40"><text:soft-page-break/></text:p>
      <text:p text:style-name="P10"><text:span text:style-name="T15">With the rise of Illia at the end of the first age, the lands of Fiole under the floating continent suffered a fate of being forever cast in shadow. </text:span><text:span text:style-name="T16">Over time this land became known as the forgotten lands.</text:span><text:span text:style-name="T15"> These plains, choked of life, turned to a slate gray and became home to twisted and gnarled forests filled with trees of black foliage. Creatures of shadow, drawn to this land, dominate its surface, known as the Malefic. These corrupted beings are all that remain of a once lush forest land.</text:span></text:p>
      <text:p text:style-name="P49"/>
      <text:p text:style-name="P10"><text:span text:style-name="T15">The lesser races that inhabited the shadow lands, with magic stripped from them in the second age, were forced underground in</text:span><text:span text:style-name="T16">to</text:span><text:span text:style-name="T15"> great sprawling caverns </text:span><text:span text:style-name="T16">turned home</text:span><text:span text:style-name="T15">. From here, the huddled masses forged a tough, resilient civilization that would face the terrors lurking above with an unflinching courage. Over time, their skin darkened and their eyes became black </text:span><text:span text:style-name="T16">as the night</text:span><text:span text:style-name="T15">, corrupted in part by the machinations of the Malefic.</text:span></text:p>
      <text:p text:style-name="P49"/>
      <text:p text:style-name="P11"><text:span text:style-name="T15">Instead of seeking safety in the Ether, the Akan as they began to call themselves, forged the most dreadful of weapons born from the flesh of th</text:span><text:span text:style-name="T16">e very enemy that sought to corrupt and ultimately destroy them.</text:span><text:span text:style-name="T15"> </text:span><text:span text:style-name="T16">In order t</text:span><text:span text:style-name="T15">o fight back and reclaim what land they could, </text:span><text:span text:style-name="T16">the art of the shadow forge was born</text:span><text:span text:style-name="T15">. </text:span><text:span text:style-name="T16">These weapons are frightful in that they cut deeper than flesh and into the soul of one’s enemy. The most potent of shadow forged weaponry is even said to draw out the very life from a target struck by it.</text:span></text:p>
      <text:p text:style-name="P50"/>
      <text:p text:style-name="P11"><text:span text:style-name="T15">Molded by a war that has never left their land, the Akan are a fiercely </text:span><text:span text:style-name="T16">nationalistic </text:span><text:span text:style-name="T15">people </text:span><text:span text:style-name="T16">with a familial culture where even the weakest link must serve a greater purpose. The Akan are efficient in all ways, seeing waste of any kind as a sin that could lead to an unraveling of one’s future survival. The Akan are masters of crafts for this very reason, and from their heritage of being forever cast in shadow, have gained the ability see in even the darkest of nights.</text:span></text:p>
      <text:p text:style-name="P19"/>
      <text:p text:style-name="P19">While the presence of Illia is responsible for the shadow that covers much of the forgotten lands, the Akan as a whole holds no grudge against the Illians. The raising the land was done by and Ethereal and despite there being little magical adeptness and understanding within the Akan, the Ethereals still hold a reverent place in their culture and histories.</text:p>
      <text:p text:style-name="P41"/>
      <text:p text:style-name="P40"/>
      <text:p text:style-name="P40">The Fiolians – Humans <text:span text:style-name="T18">and Half-Races</text:span></text:p>
      <text:p text:style-name="P40"/>
      <text:p text:style-name="P42"><text:span text:style-name="T17">Fiole is the largest continent in the first realm and by far the most diverse. </text:span><text:span text:style-name="T18">It is large enough that the lesser races have, over the ages, formed several kingdoms and states. Most of these states rise and fall like the tides of the oceans that surround Fiole, leaving the age of order with only three distinct political entities.</text:span></text:p>
      <text:p text:style-name="P42"><text:span text:style-name="T18"/></text:p>
      <text:p text:style-name="P47"><text:span text:style-name="T17">The western coast of Fiole contain some of the highest points in the land, these sea side cliffs rumored to have been created by the Ethereals themselves during an experiment that cleaved the land at what was once a mountain range. However, this experiment was done in the very early days before the first age, leaving most adventurers without a firm explanation for the towering cliffs now called Arran's Crag. These cliffs and the sloping rock face that heads eastward are well known for containing all manner of precious or desirable minerals giving rise to many towns dotting the transition from dry rock face to the prairie lands of western depression.</text:span></text:p>
      <text:p text:style-name="P47"><text:span text:style-name="T17"/></text:p>
      <text:p text:style-name="P47"><text:span text:style-name="T17">--</text:span><text:span text:style-name="T22">more here--</text:span></text:p>
      <text:p text:style-name="P42"><text:span text:style-name="T18"/></text:p>
      <text:p text:style-name="P43"><text:soft-page-break/><text:span text:style-name="T18">The Polities of Fiole</text:span></text:p>
      <text:p text:style-name="P43"><text:span text:style-name="T18"/></text:p>
      <text:p text:style-name="P43"><text:span text:style-name="T18">Adil</text:span></text:p>
      <text:p text:style-name="P43"><text:span text:style-name="T18"/></text:p>
      <text:p text:style-name="P44"><text:span text:style-name="T18">The Adil kingdom dates back to the middle of the second age. During the collapse of magic, many of the southern independent states were subject to intense assaults and raids from magical creatures who no longer had any reason to fear the lesser races. As the news of losses mounted over the years, several of the leaders, tribesmen and kings of the southern states met in the capital of Adil, </text:span><text:span text:style-name="T19">Haraad. During this age Adil was</text:span><text:span text:style-name="T18"> the largest state in both population and territory. From there, a pact was struck that bound together all of the independent states into one large territory with a unified militia.</text:span></text:p>
      <text:p text:style-name="P43"><text:span text:style-name="T18"/></text:p>
      <text:p text:style-name="P43"><text:span text:style-name="T19">Adil was instrumental in the exchanges that lead to unification, mainly in part to its agreement with several tribes in the shadow lands for weapons that could harm the magical creatures effectively. </text:span><text:span text:style-name="T18">In exchange for use of its far larger and </text:span><text:span text:style-name="T19">shadow forged arms, Adil would maintain the throne of the newly formed territory.</text:span></text:p>
      <text:p text:style-name="P43"><text:span text:style-name="T18"/></text:p>
      <text:p text:style-name="P43"><text:span text:style-name="T18">While it took decades to stabilize and provide the same amount of safety and coverage as the days of the first age, the </text:span><text:span text:style-name="T19">Adil kingdom became an icon of human resilience in an age where many were left suddenly defenseless. Many Adil traditions are steeped heavily in martial practice and the honing of the body. Unlike the Akan however, the Adil treasure personal improvement and practice over the arts of crafting weapons and armor. This difference is due, in part, to the fact that the Akan provided the early proponents of the Adil kingdom with shadow forged weaponry.</text:span></text:p>
      <text:p text:style-name="P43"><text:span text:style-name="T19"/></text:p>
      <text:p text:style-name="P44"><text:span text:style-name="T19">It the modern age, Adil stands strong as a close-knit nation well known for non-magical martial practices, second only to the Akan.</text:span></text:p>
      <text:p text:style-name="P44"><text:span text:style-name="T19"/></text:p>
      <text:p text:style-name="P43"><text:span text:style-name="T18"/></text:p>
      <text:p text:style-name="P43"><text:span text:style-name="T18">Ruian</text:span></text:p>
      <text:p text:style-name="P42"><text:span text:style-name="T17"/></text:p>
      <text:p text:style-name="P45"><text:span text:style-name="T19">The </text:span><text:span text:style-name="T18">Ruian </text:span><text:span text:style-name="T19">nation is home to the western most towns and its capital, Crestbreak. </text:span><text:span text:style-name="T20">This nation is one of the oldest of Fiole as well as the largest. It encompasses the entire western coast, the western depression and the Marred mountains. This mountain range serves as the barrier that separates the Adil kingdom from the Ruian nation. Over the ages, the Marred mountains have been carved into in order to create easy to traverse roads to bolster transport and trade between the adjacent nations. The marred mountains taper off towards the northern coast, fading into the rolling hills that fold into the shadow lands.</text:span></text:p>
      <text:p text:style-name="P44"><text:span text:style-name="T20"/></text:p>
      <text:p text:style-name="P46"><text:span text:style-name="T20">During the second age, the </text:span><text:span text:style-name="T19">Ruian </text:span><text:span text:style-name="T20">nation thrived, there being few disasters or creatures to deal with given the position of its settlements. Many towns during the first age established themselves along the verdant transition from the ocean cliffs to the western depression. This area is renown for vibrant trade and always active caravans traveling the roads that connect the network of settlements. This feature </text:span><text:span text:style-name="T21">alone </text:span><text:span text:style-name="T20">brought </text:span><text:span text:style-name="T21">the </text:span><text:span text:style-name="T18">Ruian </text:span><text:span text:style-name="T21">to power as the center </text:span><text:span text:style-name="T22">of trade, commerce and banking for much of Fiole.</text:span></text:p>
      <text:p text:style-name="P45"><text:span text:style-name="T20"/></text:p>
      <text:p text:style-name="P45"><text:span text:style-name="T20">Crestbreak </text:span><text:span text:style-name="T22">itself</text:span><text:span text:style-name="T20"> sits on the highest point </text:span><text:span text:style-name="T22">along the vast western cliffside</text:span><text:span text:style-name="T20">, having been established late in the first age out of what was once a schematics site used by the Ethereals. The capital is named for </text:span><text:span text:style-name="T22">the waves that slam against the white marbled face of the cliff face, it being one of the oldest and most secure human settlements in all of Fiole.</text:span></text:p>
      <text:p text:style-name="P42"><text:span text:style-name="T17"/></text:p>
      <text:p text:style-name="P42"><text:span text:style-name="T17"/></text:p>
      <text:p text:style-name="P43"><text:soft-page-break/><text:span text:style-name="T18">Lole</text:span></text:p>
      <text:p text:style-name="P43"><text:span text:style-name="T18"/></text:p>
      <text:p text:style-name="P47"><text:span text:style-name="T22">The kingdom of Lole isn't a traditional kingdom but rather one where the monarch is chosen by the Julian council. This eastern nation is built around the Vanquished gate that still exists on Fiole – the gate being a feature easily seen from the capital, Julian. The Julian council is an order of mages formed during the second age to study the ether in order to bring back the safety that the lesser races within Lole once enjoyed.</text:span></text:p>
      <text:p text:style-name="P47"><text:span text:style-name="T22"/></text:p>
      <text:p text:style-name="P47"><text:span text:style-name="T22">The Julian council was instrumental in keeping back waves of magical creatures unleashed by the collapse of the second age, teaching the intricate arts of weaving magic from a depleted ether. Often called the wise mages, the Julian council discovered several of the Vanquished Gate's secrets by deciphering how several of the magical schematics on the focusing rings operated. By implementing these schematics on their own, the Julian council gave birth to what modern ages call Runic magic.</text:span></text:p>
      <text:p text:style-name="P43"><text:span text:style-name="T17"/></text:p>
      <text:p text:style-name="P40"/>
      <text:p text:style-name="P40">The Raiken – <text:span text:style-name="T18">The </text:span>Magically Twisted</text:p>
      <text:p text:style-name="P40"/>
      <text:p text:style-name="P40">The lost masses... <text:span text:style-name="T23">man I have a headache. I'll get to this a little later. Haha.</text:span></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Bullet_20_Symbols" style:display-name="Bullet Symbols" style:family="text">
      <style:text-properties style:font-name="OpenSymbol1" style:font-name-asian="OpenSymbol1" style:font-name-complex="OpenSymbo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07T14:12:16.56</meta:creation-date>
    <dc:date>2013-07-07T21:52:25.767513456</dc:date>
    <meta:editing-duration>PT6H26M8S</meta:editing-duration>
    <meta:editing-cycles>24</meta:editing-cycles>
    <meta:generator>LibreOffice/4.1.0.1$Linux_X86_64 LibreOffice_project/410m0$Build-1</meta:generator>
    <meta:document-statistic meta:table-count="0" meta:image-count="0" meta:object-count="0" meta:page-count="8" meta:paragraph-count="86" meta:word-count="3695" meta:character-count="21404" meta:non-whitespace-character-count="17782"/>
  </office:meta>
</office:document-meta>
</file>